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ec150" officeooo:paragraph-rsid="001ec150"/>
    </style:style>
    <style:style style:name="P2" style:family="paragraph" style:parent-style-name="Standard" style:master-page-name="">
      <loext:graphic-properties draw:fill="none"/>
      <style:paragraph-properties fo:margin-left="4.1252in" fo:margin-right="0in" fo:text-indent="0in" style:auto-text-indent="false" style:page-number="auto" fo:background-color="transparent"/>
      <style:text-properties officeooo:rsid="001ec150" officeooo:paragraph-rsid="001ec150"/>
    </style:style>
    <style:style style:name="P3" style:family="paragraph" style:parent-style-name="Standard">
      <loext:graphic-properties draw:fill="none"/>
      <style:paragraph-properties fo:margin-left="4.1252in" fo:margin-right="0in" fo:text-indent="0in" style:auto-text-indent="false" fo:background-color="transparent"/>
      <style:text-properties officeooo:rsid="001ec150" officeooo:paragraph-rsid="001ec150"/>
    </style:style>
    <style:style style:name="P4" style:family="paragraph" style:parent-style-name="Standard">
      <style:text-properties officeooo:rsid="001ec150" officeooo:paragraph-rsid="001ec150"/>
    </style:style>
    <style:style style:name="T1" style:family="text">
      <style:text-properties officeooo:rsid="00221d7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tab/>27/10/2016</text:p>
      <text:p text:style-name="P1"/>
      <text:p text:style-name="P1"/>
      <text:p text:style-name="P2">Claudio Malossi</text:p>
      <text:p text:style-name="P3">Spera Group S.r.l.</text:p>
      <text:p text:style-name="P3">Piazza dei Martiri 1</text:p>
      <text:p text:style-name="P3">40121 Bologna</text:p>
      <text:p text:style-name="P1"/>
      <text:p text:style-name="P1"><text:tab/>Re: Analista Software delivery</text:p>
      <text:p text:style-name="P1"/>
      <text:p text:style-name="P1">Dear Claudio,</text:p>
      <text:p text:style-name="P1"><text:tab/>I want to express my thanks for having <text:span text:style-name="T1">me interviewed last <text:s/>Wednesday.</text:span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7T22:13:16.572093085</meta:creation-date>
    <dc:date>2016-10-28T09:29:41.148097239</dc:date>
    <meta:editing-duration>PT54M5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1" meta:paragraph-count="8" meta:word-count="30" meta:character-count="192" meta:non-whitespace-character-count="166"/>
  </office:meta>
</office:document-meta>
</file>